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3A20F250EC98164638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Long_20_Dot" draw:fill-color="#ffffff" draw:textarea-horizontal-align="justify" draw:textarea-vertical-align="middle" draw:auto-grow-height="false" fo:min-height="7.497cm" fo:min-width="6.358cm"/>
    </style:style>
    <style:style style:name="gr3" style:family="graphic" style:parent-style-name="standard">
      <style:graphic-properties draw:stroke="dash" draw:stroke-dash="Long_20_Dot" draw:fill-color="#ffffff" draw:textarea-horizontal-align="justify" draw:textarea-vertical-align="middle" draw:auto-grow-height="false" fo:min-height="4.957cm" fo:min-width="10.041cm"/>
    </style:style>
    <style:style style:name="gr4" style:family="graphic" style:parent-style-name="standard">
      <style:graphic-properties svg:stroke-color="#111111" draw:fill-color="#111111" draw:textarea-horizontal-align="justify" draw:textarea-vertical-align="middle" draw:auto-grow-height="false" fo:min-height="0.258cm" fo:min-width="10.168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008cm" fo:min-width="0.847cm"/>
      <style:paragraph-properties style:writing-mode="lr-tb"/>
    </style:style>
    <style:style style:name="gr6" style:family="graphic" style:parent-style-name="standard">
      <style:graphic-properties svg:stroke-color="#111111" draw:fill-color="#111111" draw:textarea-horizontal-align="justify" draw:textarea-vertical-align="middle" draw:auto-grow-height="false" fo:min-height="7.497cm" fo:min-width="0.008cm"/>
    </style:style>
    <style:style style:name="gr7" style:family="graphic" style:parent-style-name="standard">
      <style:graphic-properties draw:fill-color="#111111" draw:textarea-horizontal-align="justify" draw:textarea-vertical-align="middle" draw:auto-grow-height="false" fo:min-height="0.893cm" fo:min-width="0.008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2.036cm" fo:min-width="0.516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4.06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12" style:family="graphic" style:parent-style-name="standard">
      <style:graphic-properties draw:stroke="none" draw:fill="none" fo:min-height="1.42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111111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style:text-properties fo:font-weight="bold"/>
    </style:style>
    <style:style style:name="P7" style:family="paragraph">
      <loext:graphic-properties draw:fill="none" draw:fill-color="#ffffff"/>
      <style:text-properties fo:font-weight="bold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/>
      <style:text-properties fo:font-weight="bold" style:font-weight-asian="bold" style:font-weight-complex="bold"/>
    </style:style>
    <style:style style:name="P10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4.444cm" svg:height="17.76cm" svg:x="3.667cm" svg:y="2.27cm">
          <draw:image xlink:href="Pictures/1000000000000500000003A20F250EC98164638A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custom-shape draw:style-name="gr2" draw:text-style-name="P2" draw:layer="layout" svg:width="6.858cm" svg:height="7.747cm" svg:x="18.942cm" svg:y="5.9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541cm" svg:height="5.207cm" svg:x="1.71cm" svg:y="8.23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0.668cm" svg:height="0.508cm" svg:x="1.71cm" svg:y="6.33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" draw:text-style-name="P2" draw:layer="layout" svg:width="1.905cm" svg:height="1.778cm" svg:x="6.193cm" svg:y="9.25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508cm" svg:height="7.747cm" svg:x="27.184cm" svg:y="5.89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08cm" svg:height="1.143cm" svg:x="26.627cm" svg:y="12.5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016cm" svg:height="2.286cm" svg:x="22.774cm" svg:y="8.966cm">
          <text:p text:style-name="P1">5</text:p>
          <draw:enhanced-geometry svg:viewBox="0 0 21600 21600" draw:type="rectangle" draw:enhanced-path="M 0 0 L 21600 0 21600 21600 0 21600 0 0 Z N"/>
        </draw:custom-shape>
        <draw:g>
          <draw:line draw:style-name="gr9" draw:text-style-name="P4" draw:layer="layout" svg:x1="1.894cm" svg:y1="15.097cm" svg:x2="4.561cm" svg:y2="15.097cm">
            <text:p/>
          </draw:line>
          <draw:line draw:style-name="gr9" draw:text-style-name="P4" draw:layer="layout" svg:x1="1.889cm" svg:y1="15.124cm" svg:x2="1.889cm" svg:y2="17.156cm">
            <text:p/>
          </draw:line>
          <draw:frame draw:style-name="gr10" draw:text-style-name="P5" draw:layer="layout" svg:width="4.953cm" svg:height="4.318cm" svg:x="13.7cm" svg:y="14.978cm">
            <draw:text-box>
              <text:p><text:span text:style-name="T1">1,5 человек</text:span></text:p>
              <text:p><text:span text:style-name="T1">2,4 трекбокс</text:span></text:p>
              <text:p><text:span text:style-name="T1">3,7 экран</text:span></text:p>
              <text:p><text:span text:style-name="T1">6 <text:s text:c="3"/>трекер</text:span></text:p>
            </draw:text-box>
          </draw:frame>
        </draw:g>
        <draw:g>
          <draw:line draw:style-name="gr9" draw:text-style-name="P4" draw:layer="layout" svg:x1="27.849cm" svg:y1="17.343cm" svg:x2="25.182cm" svg:y2="17.343cm">
            <text:p/>
          </draw:line>
          <draw:line draw:style-name="gr9" draw:text-style-name="P4" draw:layer="layout" svg:x1="27.854cm" svg:y1="17.316cm" svg:x2="27.854cm" svg:y2="15.284cm">
            <text:p/>
          </draw:line>
        </draw:g>
        <draw:frame draw:style-name="gr11" draw:text-style-name="P7" draw:layer="layout" svg:width="7.366cm" svg:height="1.016cm" svg:x="2.345cm" svg:y="3.205cm">
          <draw:text-box>
            <text:p text:style-name="P6">вид сверху</text:p>
          </draw:text-box>
        </draw:frame>
        <draw:frame draw:style-name="gr12" draw:text-style-name="P9" draw:layer="layout" svg:width="4.572cm" svg:height="1.673cm" svg:x="20.812cm" svg:y="3.085cm">
          <draw:text-box>
            <text:p text:style-name="P8"><text:span text:style-name="T2">вид сбоку</text:span></text:p>
          </draw:text-box>
        </draw:frame>
        <draw:frame draw:style-name="gr13" draw:text-style-name="P10" draw:layer="layout" svg:width="0.82cm" svg:height="0.962cm" svg:x="27.062cm" svg:y="14.97cm">
          <draw:text-box>
            <text:p>z</text:p>
          </draw:text-box>
        </draw:frame>
        <draw:frame draw:style-name="gr13" draw:text-style-name="P10" draw:layer="layout" svg:width="0.82cm" svg:height="0.962cm" svg:x="25.462cm" svg:y="17.27cm">
          <draw:text-box>
            <text:p>x</text:p>
          </draw:text-box>
        </draw:frame>
        <draw:frame draw:style-name="gr13" draw:text-style-name="P10" draw:layer="layout" svg:width="0.82cm" svg:height="0.962cm" svg:x="3.515cm" svg:y="15.178cm">
          <draw:text-box draw:corner-radius="7.264cm">
            <text:p>y</text:p>
          </draw:text-box>
        </draw:frame>
        <draw:frame draw:style-name="gr13" draw:text-style-name="P10" draw:layer="layout" svg:width="0.82cm" svg:height="0.962cm" svg:x="1.594cm" svg:y="16.756cm">
          <draw:text-box>
            <text:p>x</text:p>
          </draw:text-box>
        </draw:frame>
        <draw:frame draw:style-name="gr13" draw:text-style-name="P10" draw:layer="layout" svg:width="0.853cm" svg:height="0.962cm" svg:x="19.542cm" svg:y="6.334cm">
          <draw:text-box>
            <text:p>4</text:p>
          </draw:text-box>
        </draw:frame>
        <draw:frame draw:style-name="gr13" draw:text-style-name="P10" draw:layer="layout" svg:width="0.853cm" svg:height="0.962cm" svg:x="10.906cm" svg:y="8.747cm">
          <draw:text-box>
            <text:p>2</text:p>
          </draw:text-box>
        </draw:frame>
        <draw:frame draw:style-name="gr13" draw:text-style-name="P10" draw:layer="layout" svg:width="0.853cm" svg:height="0.962cm" svg:x="27.67cm" svg:y="5.826cm">
          <draw:text-box>
            <text:p>7</text:p>
          </draw:text-box>
        </draw:frame>
        <draw:frame draw:style-name="gr13" draw:text-style-name="P10" draw:layer="layout" svg:width="0.853cm" svg:height="0.962cm" svg:x="11.541cm" svg:y="5.499cm">
          <draw:text-box>
            <text:p>3</text:p>
          </draw:text-box>
        </draw:frame>
        <draw:frame draw:style-name="gr13" draw:text-style-name="P10" draw:layer="layout" svg:width="0.853cm" svg:height="0.962cm" svg:x="26.182cm" svg:y="13.7cm">
          <draw:text-box>
            <text:p>6</text:p>
          </draw:text-box>
        </draw:frame>
        <draw:frame draw:style-name="gr13" draw:text-style-name="P7" draw:layer="layout" svg:width="7.635cm" svg:height="0.962cm" svg:x="11.287cm" svg:y="1.508cm">
          <draw:text-box>
            <text:p text:style-name="P6">Иллустрация трекбокс</text:p>
          </draw:text-box>
        </draw:frame>
      </draw:page>
      <draw:page draw:name="page3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5-15T16:00:38.581475918</meta:creation-date>
    <dc:date>2020-05-15T17:45:02.850085331</dc:date>
    <meta:editing-duration>PT52S</meta:editing-duration>
    <meta:editing-cycles>1</meta:editing-cycles>
    <meta:document-statistic meta:object-count="27"/>
    <meta:generator>LibreOffice/6.4.3.2$MacOSX_X86_64 LibreOffice_project/747b5d0ebf89f41c860ec2a39efd7cb15b54f2d8</meta:generator>
  </office:meta>
</office:document-meta>
</file>